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controls" svg:width="5.715cm" svg:height="1.27cm" svg:x="8.62cm" svg:y="1.635cm">
          <text:p text:style-name="P1"><text:span text:style-name="T1">Write mess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3" draw:layer="controls" svg:width="5.715cm" svg:height="1.27cm" svg:x="8.62cm" svg:y="7.985cm">
          <text:p text:style-name="P1"><text:span text:style-name="T1">Store sender </text:span></text:p>
          <text:p text:style-name="P1"><text:span text:style-name="T1">inf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id="id4" draw:layer="controls" svg:width="5.715cm" svg:height="1.27cm" svg:x="8.62cm" svg:y="10.525cm">
          <text:p text:style-name="P1"><text:span text:style-name="T1">Extract recip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controls" svg:width="5.715cm" svg:height="1.905cm" svg:x="8.62cm" svg:y="4.175cm">
          <text:p text:style-name="P2"><text:span text:style-name="T1">Valida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controls" draw:line-skew="0.771cm" svg:x1="14.333cm" svg:y1="5.127cm" svg:x2="14.333cm" svg:y2="2.269cm" draw:start-shape="id1" draw:start-glue-point="7" draw:end-shape="id2" draw:end-glue-point="7" svg:d="m14333 5127h1272v-2858h-1272">
          <text:p/>
        </draw:connector>
        <draw:frame draw:style-name="gr3" draw:text-style-name="P3" draw:layer="controls" svg:width="1.27cm" svg:height="0.725cm" svg:x="14.335cm" svg:y="4.175cm">
          <draw:text-box>
            <text:p text:style-name="P3"><text:span text:style-name="T1">No</text:span></text:p>
          </draw:text-box>
        </draw:frame>
        <draw:frame draw:style-name="gr3" draw:text-style-name="P3" draw:layer="controls" svg:width="1.27cm" svg:height="0.725cm" svg:x="7.35cm" svg:y="4.175cm">
          <draw:text-box>
            <text:p text:style-name="P3"><text:span text:style-name="T1">Yes</text:span></text:p>
          </draw:text-box>
        </draw:frame>
        <draw:connector draw:style-name="gr2" draw:text-style-name="P1" draw:layer="controls" svg:x1="8.62cm" svg:y1="5.127cm" svg:x2="11.476cm" svg:y2="7.985cm" draw:start-shape="id1" draw:start-glue-point="5" draw:end-shape="id3" draw:end-glue-point="5" svg:d="m8620 5127h-501v1906h3357v952">
          <text:p/>
        </draw:connector>
        <draw:connector draw:style-name="gr2" draw:text-style-name="P1" draw:layer="controls" svg:x1="11.476cm" svg:y1="2.905cm" svg:x2="11.476cm" svg:y2="4.175cm" draw:start-shape="id2" draw:start-glue-point="6" draw:end-shape="id1" draw:end-glue-point="4" svg:d="m11476 2905v1270">
          <text:p/>
        </draw:connector>
        <draw:custom-shape draw:style-name="gr1" draw:text-style-name="P2" draw:id="id5" draw:layer="controls" svg:width="5.715cm" svg:height="1.905cm" svg:x="1.635cm" svg:y="13.065cm">
          <text:p text:style-name="P2"><text:span text:style-name="T1">Send email </text:span></text:p>
          <text:p text:style-name="P2"><text:span text:style-name="T1">ntotificati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controls" svg:x1="11.476cm" svg:y1="11.795cm" svg:x2="4.491cm" svg:y2="13.065cm" draw:start-shape="id4" draw:start-glue-point="6" draw:end-shape="id5" draw:end-glue-point="4" svg:d="m11476 11795v635h-6985v635">
          <text:p/>
        </draw:connector>
        <draw:connector draw:style-name="gr2" draw:text-style-name="P1" draw:layer="controls" svg:x1="11.476cm" svg:y1="9.255cm" svg:x2="11.477cm" svg:y2="10.525cm" draw:start-shape="id3" draw:start-glue-point="8" draw:end-shape="id4" svg:d="m11476 9255v636h1v634">
          <text:p/>
        </draw:connector>
        <draw:custom-shape draw:style-name="gr1" draw:text-style-name="P2" draw:id="id6" draw:layer="controls" svg:width="5.715cm" svg:height="1.27cm" svg:x="8.62cm" svg:y="13.7cm">
          <text:p text:style-name="P1"><text:span text:style-name="T1">Add as recip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controls" svg:x1="11.476cm" svg:y1="11.795cm" svg:x2="11.476cm" svg:y2="13.7cm" draw:start-shape="id4" draw:start-glue-point="6" draw:end-shape="id6" draw:end-glue-point="4" svg:d="m11476 11795v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MY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zrul Rahim</meta:initial-creator>
    <meta:creation-date>2008-10-17T16:50:51.43</meta:creation-date>
    <meta:generator>OpenOffice.org/3.0$Win32 OpenOffice.org_project/300m9$Build-9358</meta:generator>
    <dc:date>2008-10-17T17:00:57.01</dc:date>
    <dc:creator>Azrul Rahim</dc:creator>
    <meta:editing-duration>PT00H10M05S</meta:editing-duration>
    <meta:editing-cycles>1</meta:editing-cycles>
    <meta:document-statistic meta:object-count="14"/>
  </office:meta>
</office:document-meta>
</file>